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tilliumWeb-Bold" svg:font-family="TitilliumWeb-Bold" style:font-family-generic="roman" style:font-pitch="variable"/>
    <style:font-face style:name="TitilliumWeb-Regular" svg:font-family="TitilliumWeb-Regular" style:font-family-generic="roman" style:font-pitch="variable"/>
    <style:font-face style:name="Arial" svg:font-family="Arial" style:font-adornments="Grasset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7185a"/>
    </style:style>
    <style:style style:name="P2" style:family="paragraph" style:parent-style-name="Standard">
      <style:text-properties style:font-name="Arial" fo:font-size="14pt" style:font-size-asian="14pt" style:font-size-complex="14pt"/>
    </style:style>
    <style:style style:name="P3" style:family="paragraph" style:parent-style-name="Standard">
      <style:paragraph-properties fo:text-align="start" style:justify-single-word="false"/>
      <style:text-properties style:font-name="Arial" fo:font-size="14pt" style:font-size-asian="14pt" style:font-size-complex="14pt"/>
    </style:style>
    <style:style style:name="P4" style:family="paragraph" style:parent-style-name="Standard">
      <style:paragraph-properties fo:text-align="start" style:justify-single-word="false"/>
      <style:text-properties style:font-name="Arial" fo:font-size="14pt" officeooo:paragraph-rsid="0007185a" style:font-size-asian="14pt" style:font-size-complex="14pt"/>
    </style:style>
    <style:style style:name="T1" style:family="text">
      <style:text-properties fo:font-weight="bold" style:font-weight-asian="bold"/>
    </style:style>
    <style:style style:name="T2" style:family="text">
      <style:text-properties officeooo:rsid="0007185a"/>
    </style:style>
    <style:style style:name="T3" style:family="text">
      <style:text-properties style:font-name="Arial" fo:font-size="14pt" style:font-size-asian="14pt" style:font-size-complex="14pt"/>
    </style:style>
    <style:style style:name="T4" style:family="text">
      <style:text-properties style:font-name="Arial" fo:font-size="14pt" officeooo:rsid="0007185a"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formazioni obbligatorie in materia di protezione dei dati personali</text:span></text:p>
      <text:p text:style-name="P3">Il Comune di Assisi, nell'ambito dell'esercizio funzioni che gli sono attribuit<text:span text:style-name="T2">e </text:span>dalla legge e dei servizi che eroga ai cittadini e alle imprese e segnatamente DigiPASS, tratta dati personali. Così essendo, è tenuto a fornire loro le informazioni che seguono ai sensi degli artt. 13 e 14 del Regolamento europeo 2016/679 (GDPR). Il Titolare del trattamento è il Comune di</text:p>
      <text:p text:style-name="P1"><text:span text:style-name="T3">Assisi, in persona del Sindaco p.t., con sede in Assisi, Piazza del Comune, 10; e-mail </text:span><text:a xlink:type="simple" xlink:href="mailto:privacy@comune.assisi.pg.it?subject=Privacy DigiPASS Assisi" text:style-name="Internet_20_link" text:visited-style-name="Visited_20_Internet_20_Link"><text:span text:style-name="T3">privacy@comune.assisi.pg.it</text:span></text:a><text:span text:style-name="T3">; </text:span><text:a xlink:type="simple" xlink:href="mailto:comune.assisi@postacert.umbria.it" text:style-name="Internet_20_link" text:visited-style-name="Visited_20_Internet_20_Link"><text:span text:style-name="T4">comune.assisi@postacert.umbria.it</text:span></text:a></text:p>
      <text:p text:style-name="P4">Il comune di Assisi ha nominato il Responsabile per protezione dei Dati o Data Protection Officer (DPO), che può essere contattato all'indirizzo e-mail <text:a xlink:type="simple" xlink:href="mailto:dpo@comune.assisi.pg.it" text:style-name="Internet_20_link" text:visited-style-name="Visited_20_Internet_20_Link">dpo@comune.assisi.pg.it</text:a></text:p>
      <text:p text:style-name="P3"><text:span text:style-name="T1">1) Principi del trattamento.</text:span></text:p>
      <text:p text:style-name="P3">Il trattamento dei dati personali farà applicazione dei principi di liceità, correttezza e trasparenza. I dati personali saranno raccolti per finalità determinate, esplicite e legittime (limitazione delle finalità) e saranno adeguati, pertinenti e limitati rispetto alle finalità per le quali sono trattati (minimizzazione dei dati). Saranno sempre aggiornati ed esatti e conservati per un arco di tempo non superiore a quanto necessario per il perseguimento delle finalità del titolare (limitazione della conservazione), dopo di che verranno cancellati. Infine, verranno trattati adottando tutte le misure di sicurezza adeguate a garantirne l'integrità e non accessibilità da parte di terzi non autorizzati (integrità e riservatezza).</text:p>
      <text:p text:style-name="P3"><text:span text:style-name="T1">2). Categorie di dati personali e finalità del trattamento.</text:span></text:p>
      <text:p text:style-name="P3">Costituiscono oggetto di trattamento i dati personali dell'utente necessari - nell'ambito delle finalità di interesse pubblic<text:span text:style-name="T2">o </text:span>che sono assegnate al titolare da leggi e regolamenti - all'erogazione del servizio DigiPASS, che consiste nel consentire la navigazione in rete all'utente mettendo a disposizione device utili allo scopo e consentendo la fruizione di servizi digitali</text:p>
      <text:p text:style-name="P3">pubblici (ad esempio, la prenotazione delle prestazioni sanitarie tramite CUP on line, un pagamento on line a una PA o l'iscrizione dei figli al nido o a scuola), di servizi digitali privati (ad esempio l'home banking o l'acquisto di prodotti online) e nell'uso dei social media. Per fruire dei servizi, all'atto dell'ingresso nei locali di DigiPASS l'utente conferisce i suoi dati</text:p>
      <text:p text:style-name="P3">anagrafici e di contatto. Possono costituire oggetto di trattamento categorie particolari di dati personali nei limiti di quanto strettamente necessario alla fruizione dei servizi digitali pubblici di cui sopra.</text:p>
      <text:p text:style-name="P3"><text:span text:style-name="T1">3). Base giuridica del trattamento.</text:span></text:p>
      <text:p text:style-name="P3">Natura obbligatoria o facoltativa del conferimento. La base giuridica di questo trattamento è costituita dalla legge e dai regolamenti attributivi delle funzioni di pertinenza del Comune e segnatamente quelle necessarie alla erogazione del servizio DigiPASS e alla fruizione dei servizi digitali pubblici di cui sopra. Il trattamento non ha natura obbligatoria ma è necessario ed indispensabile per la fruizione dei servizi DigiPASS e per eseguire tutti gli adempimenti conseguenti che sono attribuiti al titolare dalla legge e dai regolamenti.</text:p>
      <text:p text:style-name="P3"><text:span text:style-name="T1">4). Modalità di trattamento dei dati.</text:span></text:p>
      <text:p text:style-name="P3"><text:soft-page-break/>In relazione alle indicate finalità, i dati sono oggetto di trattamento informatico e cartaceo. Le logiche del trattamento sono strettamente correlate alle finalità più sopra illustrate e i dati personali saranno assoggettabili a trattamenti elettronici e manuali. Il trattamento dei dati avviene per il tempo strettamente necessario a conseguire le finalità del Comune, anche mediante l'utilizzo di strumenti automatizzati osservando le misure di sicurezza volte a prevenire la perdita dei dati, gli usi illeciti o non corretti e gli accessi non autorizzati.</text:p>
      <text:p text:style-name="P3"><text:span text:style-name="T1">5). Destinatari dei dati.</text:span></text:p>
      <text:p text:style-name="P3">I dati personali conferiti sono trattati dai dipendenti del titolare a ciò specificatamente autorizzati e da soggetti terzi che forniscono specifici servizi elaborativi o svolgono attività connesse, strumentali o di supporto a quelle che costituiscono oggetto delle funzioni del titolare, con i quali sono strati stipulati specifici contratti di nomina a responsabile del trattamento,</text:p>
      <text:p text:style-name="P3">ai sensi dell'art. 28 GDPR. Umbria Digitale s.c.a.r.l. è stata nominata responsabile di questo specifico trattamento per tutto quanto dipende dalla fornitura della della infrastruttura digitale e della piattaforma web nella quale sono fruiti i servizi DigiPASS. Nei locali DigiPASS è presente un facilitatore digitale che assiste, accompagna e supporta gli utenti nella fruizione</text:p>
      <text:p text:style-name="P3">dei servizi il quale è stato autorizzato al trattamento da Umbria Digitale s.c.a.r.l. I dati personali degli utenti potranno essere comunicati a soggetti terzi, società private ed Enti pubblici, nei caso previsti dalla legge e da regolamenti per l'esecuzione del servizio DigiPASS del titolare. L'elenco aggiornato dei responsabili del trattamento è consultabile presso l'Ufficio delle</text:p>
      <text:p text:style-name="P3">Risorse Umane del titolare.</text:p>
      <text:p text:style-name="P3"><text:span text:style-name="T1">6). Tempi di conservazione dei dati personali.</text:span></text:p>
      <text:p text:style-name="P3">I dati trattati per le finalità sopraindicate saranno cancellati non appena non saranno più necessari alla fruizione del servizio, fatti salvi gli obblighi di conservazione previsti dalla legge per finalità amministrativo-contabili e per ragioni documentali o archivistiche dell'amministrazione comunale; nonchè per finalità di tutela degli interessi e dei diritti dell'amministrazione</text:p>
      <text:p text:style-name="P3">comunale.</text:p>
      <text:p text:style-name="P3"><text:span text:style-name="T1">7). Trasferimento dei dati personali all'estero.</text:span></text:p>
      <text:p text:style-name="P3">I dati oggetto del trattamento risiedono in server ubicati nel territorio italiano. In ogni caso, nella eventualità di un loro trasferimento fuori dalla Unione Europea, perchè ivi fossero allocati i server di alcuni fornitori di servizi, il titolare adotterà tutte le garanzie adeguate prescritte dal GDPR in funzione di protezione dei dati personali degli interessati.</text:p>
      <text:p text:style-name="P3"><text:span text:style-name="T1">8). Diritti d'accesso.</text:span></text:p>
      <text:p text:style-name="P3">Gli articoli da 15 a 22, GDPR conferiscono agli utenti l'esercizio di specifici diritti. L'art. 15 riconosce agli utenti il diritto di accedere ai propri dati personali e di ottenerne copia. Il diritto di ottenere copia dei dati non deve ledere i diritti e le libertà altrui. Con la domanda d'accesso, l'utente ha diritto di ottenere dal titolare la conferma o meno se sia in corso un trattamento sui propri dati personali e di conoscere le finalità e le categorie di dati trattate, i soggetti terzi cui i dati sono comunicati e se i dati sono trasferiti in un paese extraeuropeo <text:soft-page-break/>con garanzie adeguate. L'utente ha, altresì, diritto di conoscere il tempo di conservazione dei propri dati personali.</text:p>
      <text:p text:style-name="P3"><text:span text:style-name="T1">9) Altri diritti.</text:span></text:p>
      <text:p text:style-name="P3">Rispetto ai propri dati personali, l'utente ha il diritto di chiedere la rettifica dei dati inesatti e la integrazione di quelli incompleti, la cancellazione (diritto all'oblio) alle condizioni indicate dall'art. 17, GDPR, la limitazione del trattamento, la portabilità dei dati e il diritto di opporsi, per motivi connessi alla sua situazione particolare, a un procedimento automatizzato. I diritti potranno essere esercitati mediante e-mail all'indirizzo del titolare: <text:a xlink:type="simple" xlink:href="mailto:dpo@comune.assisi.pg.it" text:style-name="Internet_20_link" text:visited-style-name="Visited_20_Internet_20_Link">dpo@comune.assisi.pg.it</text:a>, oppure mediante posta ordinaria all'indirizzo della propria sede in Piazza del Comune, 10, pe<text:span text:style-name="T2">c</text:span>: <text:a xlink:type="simple" xlink:href="mailto:comune.assisi@postacert.umbria.it" text:style-name="Internet_20_link" text:visited-style-name="Visited_20_Internet_20_Link"><text:span text:style-name="T2">comune.assisi@postacert.umbria.it</text:span></text:a> . Il</text:p>
      <text:p text:style-name="P3">titolare potrebbe avere bisogno di identificare l'interessato mediante richiesta di fornire copia del proprio documento d'identità. Una risposta verrà fornita senza ritardo e comunque entro un mese dalla richiesta.</text:p>
      <text:p text:style-name="P3"><text:span text:style-name="T1">10). Reclamo ad un'autorità di controllo.</text:span></text:p>
      <text:p text:style-name="P3">Nel caso in cui l'interessato ritenga che il trattamento dei propri dati personali violi le disposizioni del GDPR ha diritto di proporre reclamo alla Autorità Garante per la Protezione dei Dati Personali con sede in Roma, ai sensi dell'art. 77, GDPR, oltre che ricorrere innanzi all'Autorità giudiziaria.</text:p>
      <text:p text:style-name="P3"><text:span text:style-name="T1">Lì 30.11.2018 Il Titolare</text:span></text:p>
      <text:p text:style-name="P2"><text:span text:style-name="T1">Il Sindaco del Comune di Assi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tilliumWeb-Bold" svg:font-family="TitilliumWeb-Bold" style:font-family-generic="roman" style:font-pitch="variable"/>
    <style:font-face style:name="TitilliumWeb-Regular" svg:font-family="TitilliumWeb-Regular" style:font-family-generic="roman" style:font-pitch="variable"/>
    <style:font-face style:name="Arial" svg:font-family="Arial" style:font-adornments="Grasset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2:02:23.665000000</meta:creation-date>
    <dc:date>2019-05-06T12:11:05.262000000</dc:date>
    <meta:editing-duration>PT8M41S</meta:editing-duration>
    <meta:editing-cycles>1</meta:editing-cycles>
    <meta:document-statistic meta:table-count="0" meta:image-count="0" meta:object-count="0" meta:page-count="3" meta:paragraph-count="33" meta:word-count="1130" meta:character-count="7769" meta:non-whitespace-character-count="6672"/>
    <meta:generator>LibreOffice/5.1.3.2$Windows_x86 LibreOffice_project/644e4637d1d8544fd9f56425bd6cec110e49301b</meta:generator>
  </office:meta>
</office:document-meta>
</file>